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微米黑" svg:font-family="文泉驿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微软雅黑" svg:font-family="微软雅黑" style:font-family-generic="system" style:font-pitch="variable"/>
    <style:font-face style:name="文泉驿微米黑1" svg:font-family="文泉驿微米黑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textarea-horizontal-align="justify" draw:textarea-vertical-align="middle" draw:auto-grow-height="false" fo:min-height="2.85cm" fo:min-width="3.5cm" draw:shadow="visible" draw:shadow-opacity="65%"/>
    </style:style>
    <style:style style:name="gr2" style:family="graphic" style:parent-style-name="standard">
      <style:graphic-properties draw:marker-start="圆" draw:marker-start-width="0.3cm" draw:marker-end="Arrow" draw:marker-end-width="0.3cm" draw:textarea-vertical-align="middle" draw:shadow="hidden"/>
    </style:style>
    <style:style style:name="gr3" style:family="graphic" style:parent-style-name="standard">
      <style:graphic-properties svg:stroke-color="#3465a4" draw:marker-start="圆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  <style:text-properties style:font-name="文泉驿微米黑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文泉驿微米黑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3.1cm" svg:x="1.8cm" svg:y="8.5cm">
          <text:p text:style-name="P1"><text:span text:style-name="T1">Star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3.1cm" svg:x="7.4cm" svg:y="2.9cm">
          <text:p text:style-name="P1"><text:span text:style-name="T1">Lea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3.1cm" svg:x="9.2cm" svg:y="8.6cm">
          <text:p text:style-name="P1"><text:span text:style-name="T1">Programm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3.1cm" svg:x="16.2cm" svg:y="8.6cm"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3.1cm" svg:x="22.5cm" svg:y="8.6cm">
          <text:p text:style-name="P1"><text:span text:style-name="T1">Finish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cm" svg:y1="7.9cm" svg:x2="7cm" svg:y2="5.8cm">
          <text:p/>
        </draw:line>
        <draw:line draw:style-name="gr2" draw:text-style-name="P2" draw:layer="layout" svg:x1="6.2cm" svg:y1="10.1cm" svg:x2="9.1cm" svg:y2="10.1cm">
          <text:p/>
        </draw:line>
        <draw:line draw:style-name="gr2" draw:text-style-name="P2" draw:layer="layout" svg:x1="13.7cm" svg:y1="10.2cm" svg:x2="15.9cm" svg:y2="10.2cm">
          <text:p/>
        </draw:line>
        <draw:line draw:style-name="gr2" draw:text-style-name="P2" draw:layer="layout" svg:x1="20.673cm" svg:y1="10.334cm" svg:x2="22.273cm" svg:y2="10.334cm">
          <text:p/>
        </draw:line>
        <draw:line draw:style-name="gr3" draw:text-style-name="P2" draw:layer="layout" svg:x1="10.6cm" svg:y1="6.4cm" svg:x2="17.8cm" svg:y2="8.4cm">
          <text:p/>
        </draw:line>
        <draw:frame draw:style-name="gr4" draw:text-style-name="P3" draw:layer="layout" svg:width="0.853cm" svg:height="0.962cm" svg:x="4.7cm" svg:y="5.438cm">
          <draw:text-box>
            <text:p>1</text:p>
          </draw:text-box>
        </draw:frame>
        <draw:frame draw:style-name="gr4" draw:text-style-name="P3" draw:layer="layout" svg:width="0.853cm" svg:height="0.962cm" svg:x="7.3cm" svg:y="8.938cm">
          <draw:text-box>
            <text:p>1</text:p>
          </draw:text-box>
        </draw:frame>
        <draw:frame draw:style-name="gr4" draw:text-style-name="P3" draw:layer="layout" svg:width="0.853cm" svg:height="0.962cm" svg:x="13.747cm" svg:y="6cm">
          <draw:text-box>
            <text:p>7</text:p>
          </draw:text-box>
        </draw:frame>
        <draw:frame draw:style-name="gr5" draw:text-style-name="P3" draw:layer="layout" svg:width="1.205cm" svg:height="0.962cm" svg:x="14.295cm" svg:y="9cm">
          <draw:text-box>
            <text:p>10</text:p>
          </draw:text-box>
        </draw:frame>
        <draw:frame draw:style-name="gr4" draw:text-style-name="P3" draw:layer="layout" svg:width="0.853cm" svg:height="0.962cm" svg:x="21.1cm" svg:y="8.938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文泉驿微米黑" svg:font-family="文泉驿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微软雅黑" svg:font-family="微软雅黑" style:font-family-generic="system" style:font-pitch="variable"/>
    <style:font-face style:name="文泉驿微米黑1" svg:font-family="文泉驿微米黑" style:font-family-generic="system" style:font-pitch="variable"/>
  </office:font-face-decls>
  <office:styles>
    <draw:gradient draw:name="gradient" draw:style="linear" draw:start-color="#cccccc" draw:end-color="#dddddd" draw:start-intensity="100%" draw:end-intensity="100%" draw:angle="0" draw:border="0%"/>
    <draw:marker draw:name="Arrow" svg:viewBox="0 0 20 30" svg:d="M10 0l-10 30h20z"/>
    <draw:marker draw:name="圆" svg:viewBox="-250 -250 500 500" svg:d="M250 0c0 46-10 85-33 125-24 40-52 68-92 92-40 23-79 33-125 33s-85-10-125-33c-40-24-68-52-92-92-23-40-33-79-33-125s10-85 33-125c24-40 52-68 92-92 40-23 79-33 125-33s85 10 125 33c40 24 68 52 92 92 23 40 33 79 33 12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微米黑1" style:font-size-asian="24pt" style:language-asian="zh" style:country-asian="CN" style:font-name-complex="文泉驿微米黑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文泉驿微米黑1" style:font-family-complex="文泉驿微米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01:02:27.524846499</meta:creation-date>
    <dc:date>2018-06-09T01:19:35.414764217</dc:date>
    <meta:editing-duration>PT17M7S</meta:editing-duration>
    <meta:editing-cycles>5</meta:editing-cycles>
    <meta:generator>LibreOffice/5.4.4.2$Linux_X86_64 LibreOffice_project/40m0$Build-2</meta:generator>
    <meta:document-statistic meta:object-count="15"/>
  </office:meta>
</office:document-meta>
</file>